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07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3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24pt" style:font-size-complex="24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arslab system working schem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ayk's sugges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rst stage: initialization</text:p>
          </draw:text-box>
        </draw:frame>
        <draw:custom-shape draw:style-name="gr2" draw:text-style-name="P2" draw:layer="layout" svg:width="4.572cm" svg:height="2.032cm" svg:x="1.778cm" svg:y="7.62cm">
          <text:p text:style-name="P2">Tabs gadg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7.36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9.652cm" svg:height="1.224cm" svg:x="9.144cm" svg:y="7.92cm">
          <draw:text-box>
            <text:p><text:span text:style-name="T1">{"character":"parentId", "value":"1111"}</text:span></text:p>
          </draw:text-box>
        </draw:frame>
        <draw:custom-shape draw:style-name="gr2" draw:text-style-name="P2" draw:layer="layout" svg:width="4.572cm" svg:height="2.032cm" svg:x="21.38cm" svg:y="7.366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19.34cm" svg:y="8.2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572cm" svg:height="2.032cm" svg:x="1.784cm" svg:y="11.921cm">
          <text:p text:style-name="P2">Tabs gadget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652cm" svg:height="1.224cm" svg:x="11.43cm" svg:y="12.492cm">
          <draw:text-box>
            <text:p><text:span text:style-name="T1">startRouting</text:span></text:p>
          </draw:text-box>
        </draw:frame>
        <draw:custom-shape draw:style-name="gr2" draw:text-style-name="P2" draw:layer="layout" svg:width="4.572cm" svg:height="2.032cm" svg:x="21.686cm" svg:y="11.967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64cm" svg:height="0.508cm" svg:x="19.10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64cm" svg:height="0.508cm" svg:x="7.67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572cm" svg:height="2.032cm" svg:x="1.988cm" svg:y="15.748cm">
          <text:p text:style-name="P2">Tabs gadg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7.576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9.652cm" svg:height="1.739cm" svg:x="9.354cm" svg:y="16.048cm">
          <draw:text-box>
            <text:p><text:span text:style-name="T1">{"character":"routingResponse", </text:span></text:p>
            <text:p><text:span text:style-name="T1">"idParent":"1111",</text:span></text:p>
            <text:p><text:span text:style-name="T1">"idChildes":["aaa1","bbb1","ccc1"]}</text:span></text:p>
          </draw:text-box>
        </draw:frame>
        <draw:custom-shape draw:style-name="gr2" draw:text-style-name="P2" draw:layer="layout" svg:width="4.572cm" svg:height="2.032cm" svg:x="21.59cm" svg:y="15.49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19.55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ge 2: stable work stage</text:p>
          </draw:text-box>
        </draw:frame>
        <draw:custom-shape draw:style-name="gr2" draw:text-style-name="P2" draw:layer="layout" svg:width="4.572cm" svg:height="2.032cm" svg:x="1.778cm" svg:y="5.92cm">
          <text:p text:style-name="P2">Tabs gadg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7.366cm" svg:y="6.6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9.652cm" svg:height="2.731cm" svg:x="9.09cm" svg:y="5.45cm">
          <draw:text-box>
            <text:p><text:span text:style-name="T1">{"character":"tabsStatuses", </text:span></text:p>
            <text:p text:style-name="P4"><text:span text:style-name="T1">"idParent":"1111",</text:span></text:p>
            <text:p><text:span text:style-name="T1">"idChildes":["childId1234":"o","childId456":"c","childId456":"o"]}</text:span></text:p>
          </draw:text-box>
        </draw:frame>
        <draw:custom-shape draw:style-name="gr2" draw:text-style-name="P2" draw:layer="layout" svg:width="4.572cm" svg:height="2.032cm" svg:x="21.38cm" svg:y="5.666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19.34cm" svg:y="6.5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572cm" svg:height="2.032cm" svg:x="1.784cm" svg:y="11.021cm">
          <text:p text:style-name="P2">Tabs gadget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652cm" svg:height="7.195cm" svg:x="9.144cm" svg:y="8.852cm">
          <draw:text-box>
            <text:p><text:span text:style-name="T1">{</text:span></text:p>
            <text:p><text:span text:style-name="T1">"character":"regimesResponse", </text:span></text:p>
            <text:p><text:span text:style-name="T1">"idParent":"1111",</text:span></text:p>
            <text:p><text:span text:style-name="T1">"regimes": [</text:span></text:p>
            <text:p><text:span text:style-name="T1"><text:s text:c="6"/></text:span><text:span text:style-name="T1">{"day1": ["03:55","05:55"],"day2": ["03:55","05:55"],"day3": ["03:55","05:55"],"day4": ["03:55","05:55"],"day5": ["03:55","05:55"],"day6": ["03:55","05:55"],"day7": ["03:55","05:55"]}:["childId1234","childId456","childId293"],</text:span></text:p>
            <text:p><text:span text:style-name="T1"><text:s text:c="4"/></text:span><text:span text:style-name="T1">]</text:span></text:p>
            <text:p><text:span text:style-name="T1">}</text:span></text:p>
          </draw:text-box>
        </draw:frame>
        <draw:custom-shape draw:style-name="gr2" draw:text-style-name="P2" draw:layer="layout" svg:width="4.572cm" svg:height="2.032cm" svg:x="21.686cm" svg:y="10.867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64cm" svg:height="0.508cm" svg:x="19.102cm" svg:y="11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964cm" svg:height="0.508cm" svg:x="7.672cm" svg:y="1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572cm" svg:height="2.032cm" svg:x="1.988cm" svg:y="15.748cm">
          <text:p text:style-name="P2">Tabs gadg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7.576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9.652cm" svg:height="2.731cm" svg:x="9.354cm" svg:y="15.848cm">
          <draw:text-box>
            <text:p><text:span text:style-name="T1">{"character":"tabsStatuses", </text:span></text:p>
            <text:p><text:span text:style-name="T1">"idParent":"1111",</text:span></text:p>
            <text:p><text:span text:style-name="T1">"idChildes":["childId1234":"opened","childId456":"closed","childId456":"opened",]}</text:span></text:p>
          </draw:text-box>
        </draw:frame>
        <draw:custom-shape draw:style-name="gr2" draw:text-style-name="P2" draw:layer="layout" svg:width="4.572cm" svg:height="2.032cm" svg:x="21.59cm" svg:y="15.49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0.508cm" svg:x="19.55cm" svg:y="16.3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2">Tabs gadget working scheme (</text:span>Stage 2)</text:p>
          </draw:text-box>
        </draw:frame>
        <draw:frame draw:style-name="gr9" draw:text-style-name="P5" draw:layer="layout" svg:width="17.018cm" svg:height="5.41cm" svg:x="3.81cm" svg:y="5.334cm">
          <draw:text-box>
            <text:p>When gadgets get data from server</text:p>
            <text:p>1) It checks taps statuses</text:p>
            <text:p>if statuses don't match with got data, then gadget set taps open or close by got data's values:</text:p>
            <text:p>2)after that: gadget send all child items status data to server with http post request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0T11:31:12.505046218</meta:creation-date>
    <meta:editing-duration>PT3H21M39S</meta:editing-duration>
    <meta:editing-cycles>4</meta:editing-cycles>
    <meta:generator>LibreOffice/6.4.7.2$Linux_X86_64 LibreOffice_project/40$Build-2</meta:generator>
    <dc:title>Alizarin</dc:title>
    <dc:date>2022-05-21T16:11:55.224220169</dc:date>
    <meta:document-statistic meta:object-count="81"/>
  </office:meta>
</office:document-meta>
</file>